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3-21_16-41-42_000.jpg</text:p>
          </table:table-cell>
          <table:table-cell table:style-name="ce19" office:value-type="string">
            <text:p>:m RES 1-2*2 / free# JVEMV6 71#_3 / 71. logic / w:カノニカル・モデル；,topic=定義１．４；定理１．１,other=orig+,think~</text:p>
          </table:table-cell>
          <table:table-cell table:style-name="ce4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2]=&quot;&quot;;[.C2];CONCATENATE([.C2];&quot; / &quot;;[.E2]))" office:value-type="string" office:string-value=":m RES 1-2*2 / free# JVEMV6 71#_3 / 71. logic / w:カノニカル・モデル；,topic=定義１．４；定理１．１,other=orig+,think~">
            <text:p>:m RES 1-2*2 / free# JVEMV6 71#_3 / 71. logic / w:カノニカル・モデル；,topic=定義１．４；定理１．１,other=orig+,think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3-21_20-56-37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22_02-38-27_000.jpg</text:p>
          </table:table-cell>
          <table:table-cell table:style-name="ce18" office:value-type="string">
            <text:p>:m other / log / 寝る前　ウェブ閲覧　記録　（for オナニー） / 了 </text:p>
          </table:table-cell>
          <table:table-cell table:style-name="ce18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4]=&quot;&quot;;[.C4];CONCATENATE([.C4];&quot; / &quot;;[.E4]))" office:value-type="string" office:string-value=":m other / log / 寝る前　ウェブ閲覧　記録　（for オナニー） / 了 ">
            <text:p>:m other / log / 寝る前　ウェブ閲覧　記録　（for オナニー） / 了 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3-22_02-38-34_000.jpg</text:p>
          </table:table-cell>
          <table:table-cell table:style-name="ce19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5]=&quot;&quot;;[.C5];CONCATENATE([.C5];&quot; / &quot;;[.E5]))" office:value-type="string" office:string-value=":m :PHOTO 寝た時刻 / 2020">
            <text:p>:m :PHOTO 寝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3-22_12-17-04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6]=&quot;&quot;;[.C6];CONCATENATE([.C6];&quot; / &quot;;[.E6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3-22_12-20-45_000.jpg</text:p>
          </table:table-cell>
          <table:table-cell table:style-name="ce20" office:value-type="string">
            <text:p>:m :th / what-is-your-religion?==&gt;socialism</text:p>
          </table:table-cell>
          <table:table-cell table:style-name="ce17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7]=&quot;&quot;;[.C7];CONCATENATE([.C7];&quot; / &quot;;[.E7]))" office:value-type="string" office:string-value=":m :th / what-is-your-religion?==&gt;socialism">
            <text:p>:m :th / what-is-your-religion?==&gt;socialism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3-22_12-21-02_000.jpg</text:p>
          </table:table-cell>
          <table:table-cell table:style-name="ce20" office:value-type="string">
            <text:p>:m :? <text:s/>/ topic=神学 / content=「難読症」と「神」は、どう繋がるのだろう？</text:p>
          </table:table-cell>
          <table:table-cell table:style-name="ce18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8]=&quot;&quot;;[.C8];CONCATENATE([.C8];&quot; / &quot;;[.E8]))" office:value-type="string" office:string-value=":m :?  / topic=神学 / content=「難読症」と「神」は、どう繋がるのだろう？">
            <text:p>:m :? <text:s/>/ topic=神学 / content=「難読症」と「神」は、どう繋がるのだろう？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3-22_12-21-12_000.jpg</text:p>
          </table:table-cell>
          <table:table-cell table:style-name="ce20" office:value-type="string">
            <text:p>:m :? / topic=幾何学 / content=三角形の構造物；平面に取り付ける：角の範囲を知りたい</text:p>
          </table:table-cell>
          <table:table-cell table:style-name="ce19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9]=&quot;&quot;;[.C9];CONCATENATE([.C9];&quot; / &quot;;[.E9]))" office:value-type="string" office:string-value=":m :? / topic=幾何学 / content=三角形の構造物；平面に取り付ける：角の範囲を知りたい">
            <text:p>:m :? / topic=幾何学 / content=三角形の構造物；平面に取り付ける：角の範囲を知りたい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3-22_12-21-31_000.jpg</text:p>
          </table:table-cell>
          <table:table-cell table:style-name="ce17" office:value-type="string">
            <text:p>:m 見た夢 / topic= / content=「真音」（しんおん）；信号待ち、鷺沼駅の前：じぶんの動くパターンを知る</text:p>
          </table:table-cell>
          <table:table-cell table:style-name="ce17"/>
          <table:table-cell table:style-name="ce4"/>
          <table:table-cell table:style-name="ce4" office:value-type="string">
            <text:p>N-35-35-26.486206 E-139-34-48.171386</text:p>
          </table:table-cell>
          <table:table-cell table:style-name="ce36" table:formula="of:=IF([.E10]=&quot;&quot;;[.C10];CONCATENATE([.C10];&quot; / &quot;;[.E10]))" office:value-type="string" office:string-value=":m 見た夢 / topic= / content=「真音」（しんおん）；信号待ち、鷺沼駅の前：じぶんの動くパターンを知る">
            <text:p>:m 見た夢 / topic= / content=「真音」（しんおん）；信号待ち、鷺沼駅の前：じぶんの動くパターンを知る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6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36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18]=&quot;&quot;;[.C18];CONCATENATE([.C18];&quot; / &quot;;[.E1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19]=&quot;&quot;;[.C19];CONCATENATE([.C19];&quot; / &quot;;[.E1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20]=&quot;&quot;;[.C20];CONCATENATE([.C20];&quot; / &quot;;[.E2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21]=&quot;&quot;;[.C21];CONCATENATE([.C21];&quot; / &quot;;[.E2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6" table:formula="of:=IF([.E22]=&quot;&quot;;[.C22];CONCATENATE([.C22];&quot; / &quot;;[.E2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3]=&quot;&quot;;[.C23];CONCATENATE([.C23];&quot; / &quot;;[.E2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4]=&quot;&quot;;[.C24];CONCATENATE([.C24];&quot; / &quot;;[.E2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8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35">
            <text:p>3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9">
            <text:p>9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3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3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3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3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3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2">2021/03/22</text:date>, <text:time>14:10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3-22T14:10:42.66</dc:date>
    <dc:creator>iwabuchi ken</dc:creator>
    <meta:editing-duration>P32DT4H7M21S</meta:editing-duration>
    <meta:editing-cycles>11983</meta:editing-cycles>
    <meta:document-statistic meta:table-count="1" meta:cell-count="345" meta:object-count="0"/>
  </office:meta>
</office:document-meta>
</file>